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5000002F7CFE6AB90A4ED9A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95101" officeooo:paragraph-rsid="0009510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9fa78" officeooo:paragraph-rsid="00095101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9fa78" officeooo:paragraph-rsid="0009fa78" style:font-size-asian="15pt" style:font-weight-asian="bold" style:font-size-complex="15pt" style:font-weight-complex="bold"/>
    </style:style>
    <style:style style:name="T1" style:family="text">
      <style:text-properties officeooo:rsid="000969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<text:span text:style-name="T1">agrama Base de Dato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char" svg:x="-0.683cm" svg:y="0cm" svg:width="18.48cm" svg:height="12.467cm" draw:z-index="0"><draw:image xlink:href="Pictures/1000000100000465000002F7CFE6AB90A4ED9A7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9:14:32.640733617</meta:creation-date>
    <dc:date>2025-02-19T22:12:22.368168908</dc:date>
    <meta:editing-duration>PT2H37M29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" meta:word-count="4" meta:character-count="22" meta:non-whitespace-character-count="19"/>
  </office:meta>
</office:document-meta>
</file>